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2300000300E36F853CFAA3BF08.png" manifest:media-type="image/png"/>
  <manifest:file-entry manifest:full-path="Pictures/10000201000002000000020030B4C0D2D72FC27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style:font-name="Monaco" fo:font-size="14pt"/>
    </style:style>
    <style:style style:name="P3" style:family="paragraph">
      <loext:graphic-properties draw:fill="none" draw:fill-color="#ffffff"/>
      <style:text-properties style:font-name="Monaco"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fo:font-style="italic"/>
    </style:style>
    <style:style style:name="P6" style:family="paragraph">
      <loext:graphic-properties draw:fill="none" draw:fill-color="#ffffff"/>
      <style:text-properties fo:font-size="16pt" fo:font-style="italic"/>
    </style:style>
    <style:style style:name="P7" style:family="paragraph">
      <style:text-properties fo:font-weight="bold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text-align="center"/>
      <style:text-properties fo:font-size="14pt" fo:font-style="italic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14pt" fo:font-style="italic" fo:font-weight="normal" style:font-size-asian="14pt" style:font-weight-asian="normal" style:font-size-complex="14pt" style:font-weight-complex="normal"/>
    </style:style>
    <style:style style:name="T1" style:family="text">
      <style:text-properties fo:color="#808080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52cm" svg:height="9.398cm" svg:x="8.112cm" svg:y="3.278cm">
          <draw:image xlink:href="Pictures/10000201000002000000020030B4C0D2D72FC274.png" xlink:type="simple" xlink:show="embed" xlink:actuate="onLoad">
            <text:p/>
          </draw:image>
        </draw:frame>
        <draw:frame draw:style-name="gr2" draw:text-style-name="P3" draw:layer="layout" svg:width="5.836cm" svg:height="0.869cm" svg:x="10.044cm" svg:y="6.734cm">
          <draw:text-box>
            <text:p text:style-name="P2">function testOne()</text:p>
          </draw:text-box>
        </draw:frame>
        <draw:frame draw:style-name="gr2" draw:text-style-name="P3" draw:layer="layout" svg:width="5.836cm" svg:height="0.869cm" svg:x="10.044cm" svg:y="7.934cm">
          <draw:text-box>
            <text:p text:style-name="P2">function testTwo()</text:p>
          </draw:text-box>
        </draw:frame>
        <draw:frame draw:style-name="gr2" draw:text-style-name="P3" draw:layer="layout" svg:width="6.429cm" svg:height="2.105cm" svg:x="10.044cm" svg:y="9.234cm">
          <draw:text-box>
            <text:p text:style-name="P2">function testThree()</text:p>
            <text:p text:style-name="P2"><text:span text:style-name="T1"><text:s text:c="2"/></text:span><text:span text:style-name="T1">execute code</text:span></text:p>
            <text:p text:style-name="P2"><text:span text:style-name="T1"><text:s text:c="2"/></text:span><text:span text:style-name="T1">make assertion</text:span></text:p>
          </draw:text-box>
        </draw:frame>
        <draw:frame draw:style-name="gr1" draw:text-style-name="P1" draw:layer="layout" svg:width="3.325cm" svg:height="3.18cm" svg:x="2.401cm" svg:y="5.499cm">
          <draw:image xlink:href="Pictures/100002010000032300000300E36F853CFAA3BF08.png" xlink:type="simple" xlink:show="embed" xlink:actuate="onLoad">
            <text:p/>
          </draw:image>
        </draw:frame>
        <draw:frame draw:style-name="gr1" draw:text-style-name="P1" draw:layer="layout" svg:width="4.318cm" svg:height="4.204cm" svg:x="21.066cm" svg:y="4.867cm">
          <draw:image xlink:href="Pictures/10000201000002000000020030B4C0D2D72FC274.png" xlink:type="simple" xlink:show="embed" xlink:actuate="onLoad">
            <text:p/>
          </draw:image>
        </draw:frame>
        <draw:frame draw:style-name="gr1" draw:text-style-name="P1" draw:layer="layout" svg:width="4.318cm" svg:height="4.204cm" svg:x="21.666cm" svg:y="5.467cm">
          <draw:image xlink:href="Pictures/10000201000002000000020030B4C0D2D72FC274.png" xlink:type="simple" xlink:show="embed" xlink:actuate="onLoad">
            <text:p/>
          </draw:image>
        </draw:frame>
        <draw:frame draw:style-name="gr1" draw:text-style-name="P1" draw:layer="layout" svg:width="4.318cm" svg:height="4.204cm" svg:x="22.266cm" svg:y="6.067cm">
          <draw:image xlink:href="Pictures/10000201000002000000020030B4C0D2D72FC274.png" xlink:type="simple" xlink:show="embed" xlink:actuate="onLoad">
            <text:p/>
          </draw:image>
        </draw:frame>
        <draw:line draw:style-name="gr3" draw:text-style-name="P4" draw:layer="layout" svg:x1="15.732cm" svg:y1="7.223cm" svg:x2="21.701cm" svg:y2="7.223cm">
          <text:p/>
        </draw:line>
        <draw:frame draw:style-name="gr2" draw:text-style-name="P6" draw:layer="layout" svg:width="1.692cm" svg:height="0.882cm" svg:x="17.937cm" svg:y="6.334cm">
          <draw:text-box>
            <text:p text:style-name="P5">uses</text:p>
          </draw:text-box>
        </draw:frame>
        <draw:frame draw:style-name="gr2" draw:text-style-name="P8" draw:layer="layout" svg:width="3.487cm" svg:height="0.962cm" svg:x="11.476cm" svg:y="2.362cm">
          <draw:text-box>
            <text:p text:style-name="P7">Test Suite</text:p>
          </draw:text-box>
        </draw:frame>
        <draw:frame draw:style-name="gr2" draw:text-style-name="P8" draw:layer="layout" svg:width="4.418cm" svg:height="1.673cm" svg:x="21.828cm" svg:y="3.159cm">
          <draw:text-box>
            <text:p text:style-name="P7">Software</text:p>
            <text:p text:style-name="P7">Source Code</text:p>
          </draw:text-box>
        </draw:frame>
        <draw:line draw:style-name="gr4" draw:text-style-name="P4" draw:layer="layout" svg:x1="5.98cm" svg:y1="7.15cm" svg:x2="9.79cm" svg:y2="7.15cm">
          <text:p/>
        </draw:line>
        <draw:line draw:style-name="gr4" draw:text-style-name="P4" draw:layer="layout" svg:x1="7.731cm" svg:y1="7.223cm" svg:x2="9.77cm" svg:y2="8.35cm">
          <text:p/>
        </draw:line>
        <draw:line draw:style-name="gr4" draw:text-style-name="P4" draw:layer="layout" svg:x1="7.711cm" svg:y1="7.203cm" svg:x2="9.763cm" svg:y2="9.636cm">
          <text:p/>
        </draw:line>
        <draw:frame draw:style-name="gr2" draw:text-style-name="P8" draw:layer="layout" svg:width="4.155cm" svg:height="0.962cm" svg:x="2.052cm" svg:y="4.356cm">
          <draw:text-box>
            <text:p text:style-name="P7">Test Runner</text:p>
          </draw:text-box>
        </draw:frame>
        <draw:frame draw:style-name="gr2" draw:text-style-name="P10" draw:layer="layout" svg:width="5.853cm" svg:height="1.361cm" svg:x="1.154cm" svg:y="8.91cm">
          <draw:text-box>
            <text:p text:style-name="P9"><text:span text:style-name="T2">(Mocha, JUnit, PHPUnit,</text:span></text:p>
            <text:p text:style-name="P9"><text:span text:style-name="T2">Rspec, doctest, etc.)</text:span></text:p>
          </draw:text-box>
        </draw:frame>
        <draw:frame draw:style-name="gr2" draw:text-style-name="P6" draw:layer="layout" svg:width="2.945cm" svg:height="0.882cm" svg:x="6.142cm" svg:y="6.214cm">
          <draw:text-box>
            <text:p text:style-name="P5">runs te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22:10:32.701184000</meta:creation-date>
    <dc:date>2019-01-18T01:03:24.084884000</dc:date>
    <meta:editing-duration>PT5M54S</meta:editing-duration>
    <meta:editing-cycles>5</meta:editing-cycles>
    <meta:generator>LibreOffice/5.2.3.3$MacOSX_X86_64 LibreOffice_project/d54a8868f08a7b39642414cf2c8ef2f228f780cf</meta:generator>
    <meta:document-statistic meta:object-count="18"/>
  </office:meta>
</office:document-meta>
</file>